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exemple de fichier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cls</meta:initial-creator>
    <meta:creation-date>2006-08-01T11:43:50</meta:creation-date>
    <dc:creator>scls</dc:creator>
    <dc:date>2006-08-01T11:44:27</dc:date>
    <dc:language>fr-FR</dc:language>
    <meta:editing-cycles>2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5" meta:character-count="25"/>
  </office:meta>
</office:document-meta>
</file>